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1.1035in"/>
    </style:style>
    <style:style style:name="Table1.C" style:family="table-column">
      <style:table-column-properties style:column-width="4.638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4146in" table:align="left"/>
    </style:style>
    <style:style style:name="Table2.A" style:family="table-column">
      <style:table-column-properties style:column-width="1.4076in"/>
    </style:style>
    <style:style style:name="Table2.B" style:family="table-column">
      <style:table-column-properties style:column-width="3.006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📋 <text:span text:style-name="Strong_20_Emphasis">Project Description </text:span></text:h>
      <text:p text:style-name="Text_20_body">In this project, we use a <text:span text:style-name="Strong_20_Emphasis">simple Artificial Neural Network (ANN)</text:span> to recognize handwritten digits (0 to 9) using the <text:span text:style-name="Strong_20_Emphasis">MNIST dataset</text:span>. This dataset contains grayscale images of handwritten digits, each image being <text:span text:style-name="Strong_20_Emphasis">28x28 pixels</text:span>.</text:p>
      <text:p text:style-name="Text_20_body">We use <text:span text:style-name="Strong_20_Emphasis">TensorFlow and Keras</text:span>, two popular deep learning libraries, to:</text:p>
      <text:list text:style-name="L1">
        <text:list-item>
          <text:p text:style-name="P2">Build the neural network model</text:p>
        </text:list-item>
        <text:list-item>
          <text:p text:style-name="P2">Train it on <text:span text:style-name="Strong_20_Emphasis">60,000 labeled images</text:span></text:p>
        </text:list-item>
        <text:list-item>
          <text:p text:style-name="P2">Test its performance on <text:span text:style-name="Strong_20_Emphasis">10,000 new images</text:span></text:p>
        </text:list-item>
      </text:list>
      <text:p text:style-name="Text_20_body">The goal is to accurately <text:span text:style-name="Strong_20_Emphasis">predict the correct digit</text:span> shown in each image using the trained ANN.</text:p>
      <text:h text:style-name="Heading_20_3" text:outline-level="3">🧾 What is the <text:span text:style-name="Strong_20_Emphasis">MNIST Dataset</text:span>?</text:h>
      <text:p text:style-name="Text_20_body"><text:span text:style-name="Strong_20_Emphasis">MNIST</text:span> stands for <text:span text:style-name="Strong_20_Emphasis">Modified National Institute of Standards and Technology</text:span>.</text:p>
      <text:p text:style-name="Text_20_body">It is one of the most popular datasets in the field of machine learning and computer vision, especially for beginners.</text:p>
      <text:p text:style-name="Horizontal_20_Line"/>
      <text:h text:style-name="Heading_20_3" text:outline-level="3">📚 Key Features of the MNIST Dataset:</text:h>
      <text:p text:style-name="Text_20_body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Type</text:span></text:p>
          </table:table-cell>
          <table:table-cell table:style-name="Table2.A1" office:value-type="string">
            <text:p text:style-name="Table_20_Contents">Image datase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mages</text:span></text:p>
          </table:table-cell>
          <table:table-cell table:style-name="Table2.A1" office:value-type="string">
            <text:p text:style-name="Table_20_Contents">Handwritten digits (0 to 9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mage Size</text:span></text:p>
          </table:table-cell>
          <table:table-cell table:style-name="Table2.A1" office:value-type="string">
            <text:p text:style-name="Table_20_Contents">28 × 28 pixel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olor</text:span></text:p>
          </table:table-cell>
          <table:table-cell table:style-name="Table2.A1" office:value-type="string">
            <text:p text:style-name="Table_20_Contents">Grayscale (Black &amp; White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Number of Images</text:span></text:p>
          </table:table-cell>
          <table:table-cell table:style-name="Table2.A1" office:value-type="string">
            <text:p text:style-name="Table_20_Contents">70,000 total imag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raining Set</text:span></text:p>
          </table:table-cell>
          <table:table-cell table:style-name="Table2.A1" office:value-type="string">
            <text:p text:style-name="Table_20_Contents">60,000 images (used to train the model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est Set</text:span></text:p>
          </table:table-cell>
          <table:table-cell table:style-name="Table2.A1" office:value-type="string">
            <text:p text:style-name="Table_20_Contents">10,000 images (used to evaluate the model)</text:p>
          </table:table-cell>
        </table:table-row>
      </table:table>
      <text:p text:style-name="Text_20_body"/>
      <text:h text:style-name="Heading_20_3" text:outline-level="3">📦 What Each Image Represents</text:h>
      <text:p text:style-name="Text_20_body">Each image contains a <text:span text:style-name="Strong_20_Emphasis">single handwritten digit</text:span> (from 0 to 9). For example:</text:p>
      <text:list text:style-name="L4">
        <text:list-item>
          <text:p text:style-name="P5">An image might contain the digit <text:span text:style-name="Strong_20_Emphasis">"3"</text:span></text:p>
        </text:list-item>
        <text:list-item>
          <text:p text:style-name="P5">The pixel values range from <text:span text:style-name="Strong_20_Emphasis">0 (black)</text:span> to <text:span text:style-name="Strong_20_Emphasis">255 (white)</text:span></text:p>
        </text:list-item>
      </text:list>
      <text:h text:style-name="Heading_20_3" text:outline-level="3">🧠 Use in Your Project</text:h>
      <text:p text:style-name="Text_20_body">In your project, you:</text:p>
      <text:list text:style-name="L5">
        <text:list-item>
          <text:p text:style-name="P6">Load the MNIST dataset using <text:span text:style-name="Source_20_Text">mnist.load_data()</text:span></text:p>
        </text:list-item>
        <text:list-item>
          <text:p text:style-name="P6">Normalize the images to scale pixel values from 0–255 to 0–1</text:p>
        </text:list-item>
        <text:list-item>
          <text:p text:style-name="P6">Use the images to train an Artificial Neural Network (ANN) to recognize digits</text:p>
        </text:list-item>
      </text:list>
      <text:p text:style-name="Text_20_body"><text:soft-page-break/></text:p>
      <text:p text:style-name="P1"/>
      <text:p text:style-name="Standard"><text:span text:style-name="T1">🧠 </text:span><text:span text:style-name="Strong_20_Emphasis"><text:span text:style-name="T1">Model Architecture – Layer-by-Layer Explanation</text:span></text:span></text:p>
      <text:p text:style-name="Standard"><text:span text:style-name="Strong_20_Emphasis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Layer Type</text:span></text:p>
            </table:table-cell>
            <table:table-cell table:style-name="Table1.A1" office:value-type="string">
              <text:p text:style-name="Table_20_Heading"><text:span text:style-name="Strong_20_Emphasis">Details</text:span></text:p>
            </table:table-cell>
            <table:table-cell table:style-name="Table1.A1" office:value-type="string">
              <text:p text:style-name="Table_20_Heading"><text:span text:style-name="Strong_20_Emphasis">Explana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Input</text:span></text:p>
          </table:table-cell>
          <table:table-cell table:style-name="Table1.A1" office:value-type="string">
            <text:p text:style-name="Table_20_Contents">28×28 grayscale image</text:p>
          </table:table-cell>
          <table:table-cell table:style-name="Table1.A1" office:value-type="string">
            <text:p text:style-name="Table_20_Contents">Each image in the MNIST dataset is 28 pixels wide and 28 pixels tall, with one grayscale (black &amp; white) channel. So, the raw input is a 2D matrix of shape <text:span text:style-name="Source_20_Text">(28, 28)</text:span>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latten</text:span></text:p>
          </table:table-cell>
          <table:table-cell table:style-name="Table1.A1" office:value-type="string">
            <text:p text:style-name="Table_20_Contents">Converts 28×28 into 784 vector</text:p>
          </table:table-cell>
          <table:table-cell table:style-name="Table1.A1" office:value-type="string">
            <text:p text:style-name="Table_20_Contents">Neural networks need 1D input. This layer <text:span text:style-name="Strong_20_Emphasis">flattens the 2D image</text:span> into a <text:span text:style-name="Strong_20_Emphasis">1D vector of 784 pixels</text:span> (since 28×28 = 784). Each pixel value becomes a feature in the input vector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nse (Hidden Layer 1)</text:span></text:p>
          </table:table-cell>
          <table:table-cell table:style-name="Table1.A1" office:value-type="string">
            <text:p text:style-name="Table_20_Contents">128 neurons, ReLU activation</text:p>
          </table:table-cell>
          <table:table-cell table:style-name="Table1.A1" office:value-type="string">
            <text:p text:style-name="Table_20_Contents">This is a fully connected layer with <text:span text:style-name="Strong_20_Emphasis">128 neurons</text:span>. Each neuron learns patterns from the 784 input features. The <text:span text:style-name="Strong_20_Emphasis">ReLU activation function</text:span> (Rectified Linear Unit) introduces non-linearity to help the model learn complex patter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nse (Hidden Layer 2)</text:span></text:p>
          </table:table-cell>
          <table:table-cell table:style-name="Table1.A1" office:value-type="string">
            <text:p text:style-name="Table_20_Contents">64 neurons, ReLU activation</text:p>
          </table:table-cell>
          <table:table-cell table:style-name="Table1.A1" office:value-type="string">
            <text:p text:style-name="Table_20_Contents">Another fully connected layer with <text:span text:style-name="Strong_20_Emphasis">64 neurons</text:span>. It takes input from the previous 128 neurons. ReLU again helps in capturing deeper patterns in the dat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Output (Dense Layer)</text:span></text:p>
          </table:table-cell>
          <table:table-cell table:style-name="Table1.A1" office:value-type="string">
            <text:p text:style-name="Table_20_Contents">10 neurons, Softmax activation</text:p>
          </table:table-cell>
          <table:table-cell table:style-name="Table1.A1" office:value-type="string">
            <text:p text:style-name="Table_20_Contents">The final layer has <text:span text:style-name="Strong_20_Emphasis">10 neurons</text:span>, one for each digit class (0 to 9). It uses the <text:span text:style-name="Strong_20_Emphasis">Softmax activation function</text:span>, which outputs probabilities for each class. The digit with the highest probability is selected as the model's prediction.</text:p>
          </table:table-cell>
        </table:table-row>
      </table:table>
      <text:p text:style-name="Standard"><text:span text:style-name="Strong_20_Emphasis"/></text:p>
      <text:p text:style-name="Horizontal_20_Line"/>
      <text:h text:style-name="Heading_20_2" text:outline-level="2">🧠 Concepts Used</text:h>
      <text:list text:style-name="L2">
        <text:list-item>
          <text:p text:style-name="P3">Neural networks</text:p>
        </text:list-item>
        <text:list-item>
          <text:p text:style-name="P3">One-hot encoding</text:p>
        </text:list-item>
        <text:list-item>
          <text:p text:style-name="P3">Image normalization</text:p>
        </text:list-item>
        <text:list-item>
          <text:p text:style-name="P3">Softmax output for multi-class classification</text:p>
        </text:list-item>
        <text:list-item>
          <text:p text:style-name="P3">Categorical crossentropy loss</text:p>
        </text:list-item>
      </text:list>
      <text:p text:style-name="Horizontal_20_Line"/>
      <text:h text:style-name="Heading_20_2" text:outline-level="2">📌 Possible Improvements</text:h>
      <text:list text:style-name="L3">
        <text:list-item>
          <text:p text:style-name="P4">Add dropout layers to reduce overfitting</text:p>
        </text:list-item>
        <text:list-item>
          <text:p text:style-name="P4">Use CNN (Convolutional Neural Network) for better accuracy</text:p>
        </text:list-item>
        <text:list-item>
          <text:p text:style-name="P4">Hyperparameter tuning (batch size, learning rate, etc.)</text:p>
        </text:list-item>
      </text:list>
      <text:p text:style-name="Horizontal_20_Line"/>
      <text:h text:style-name="Heading_20_2" text:outline-level="2"><text:soft-page-break/>✅ Final Remarks</text:h>
      <text:p text:style-name="Text_20_body">This project demonstrates how to build a basic ANN for image classification using MNIST. It serves as a great starting point for deeper neural network and computer vision project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14:38:37.775188989</meta:creation-date>
    <dc:date>2025-07-25T14:41:44.680906870</dc:date>
    <meta:editing-duration>PT3M6S</meta:editing-duration>
    <meta:editing-cycles>5</meta:editing-cycles>
    <meta:generator>LibreOffice/24.2.7.2$Linux_X86_64 LibreOffice_project/420$Build-2</meta:generator>
    <meta:document-statistic meta:table-count="2" meta:image-count="0" meta:object-count="0" meta:page-count="3" meta:paragraph-count="67" meta:word-count="542" meta:character-count="3198" meta:non-whitespace-character-count="2739"/>
  </office:meta>
</office:document-meta>
</file>